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ackground-color="#ffff99"/>
    </style:style>
    <style:style style:name="ce15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4" table:default-cell-style-name="ce5"/>
        <table:table-column table:style-name="co2" table:default-cell-style-name="Default"/>
        <table:table-column table:style-name="co3" table:default-cell-style-name="ce7"/>
        <table:table-column table:style-name="co4" table:default-cell-style-name="ce11"/>
        <table:table-column table:style-name="co2" table:number-columns-repeated="8" table:default-cell-style-name="ce5"/>
        <table:table-column table:style-name="co3" table:default-cell-style-name="ce7"/>
        <table:table-column table:style-name="co4" table:default-cell-style-name="ce11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11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11"/>
        <table:table-column table:style-name="co2" table:number-columns-repeated="3" table:default-cell-style-name="Default"/>
        <table:table-column table:style-name="co2" table:default-cell-style-name="ce14"/>
        <table:table-column table:style-name="co4" table:default-cell-style-name="ce11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14"/>
        <table:table-column table:style-name="co4" table:default-cell-style-name="ce11"/>
        <table:table-column table:style-name="co5" table:default-cell-style-name="ce17"/>
        <table:table-column table:style-name="co6" table:number-columns-repeated="4" table:default-cell-style-name="ce18"/>
        <table:table-column table:style-name="co4" table:default-cell-style-name="ce11"/>
        <table:table-column table:style-name="co6" table:default-cell-style-name="ce20"/>
        <table:table-column table:style-name="co7" table:default-cell-style-name="ce23"/>
        <table:table-column table:style-name="co4" table:default-cell-style-name="ce11"/>
        <table:table-column table:style-name="co6" table:default-cell-style-name="ce20"/>
        <table:table-column table:style-name="co2" table:default-cell-style-name="ce25"/>
        <table:table-column table:style-name="co4" table:default-cell-style-name="ce11"/>
        <table:table-column table:style-name="co6" table:default-cell-style-name="ce20"/>
        <table:table-column table:style-name="co7" table:default-cell-style-name="ce23"/>
        <table:table-column table:style-name="co2" table:number-columns-repeated="964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RN</text:p>
          </table:table-cell>
          <table:table-cell table:style-name="ce4" office:value-type="string" calcext:value-type="string">
            <text:p>MP1</text:p>
          </table:table-cell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9 – 5I</text:p>
          </table:table-cell>
          <table:table-cell table:style-name="ce4" office:value-type="string" calcext:value-type="string">
            <text:p>A9 – LT</text:p>
          </table:table-cell>
          <table:table-cell table:style-name="ce4" office:value-type="string" calcext:value-type="string">
            <text:p>A10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A12</text:p>
          </table:table-cell>
          <table:table-cell office:value-type="string" calcext:value-type="string">
            <text:p>Lab Final</text:p>
          </table:table-cell>
          <table:table-cell table:style-name="ce10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10"/>
          <table:table-cell table:style-name="ce13" office:value-type="string" calcext:value-type="string">
            <text:p>Q1</text:p>
          </table:table-cell>
          <table:table-cell table:style-name="ce13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10"/>
          <table:table-cell table:style-name="ce13" office:value-type="string" calcext:value-type="string">
            <text:p>E1</text:p>
          </table:table-cell>
          <table:table-cell table:style-name="ce13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10"/>
          <table:table-cell table:style-name="ce13" office:value-type="string" calcext:value-type="string">
            <text:p>CP1</text:p>
          </table:table-cell>
          <table:table-cell table:style-name="ce13" office:value-type="string" calcext:value-type="string">
            <text:p>CP2</text:p>
          </table:table-cell>
          <table:table-cell table:style-name="ce13" office:value-type="string" calcext:value-type="string">
            <text:p>IM</text:p>
          </table:table-cell>
          <table:table-cell table:style-name="ce7" office:value-type="string" calcext:value-type="string">
            <text:p>CP Final</text:p>
          </table:table-cell>
          <table:table-cell table:style-name="ce10"/>
          <table:table-cell table:style-name="ce13" office:value-type="string" calcext:value-type="string">
            <text:p>FP – P</text:p>
          </table:table-cell>
          <table:table-cell table:style-name="ce13" office:value-type="string" calcext:value-type="string">
            <text:p>FP – D</text:p>
          </table:table-cell>
          <table:table-cell table:style-name="ce4" office:value-type="string" calcext:value-type="string">
            <text:p>FP – F</text:p>
          </table:table-cell>
          <table:table-cell table:style-name="ce15" office:value-type="string" calcext:value-type="string">
            <text:p>FP Final</text:p>
          </table:table-cell>
          <table:table-cell table:style-name="ce10"/>
          <table:table-cell table:style-name="ce15" office:value-type="string" calcext:value-type="string">
            <text:p>Final Grade</text:p>
          </table:table-cell>
          <table:table-cell table:style-name="ce16" office:value-type="string" calcext:value-type="string">
            <text:p>Final Grade</text:p>
          </table:table-cell>
          <table:table-cell table:style-name="ce16" office:value-type="string" calcext:value-type="string">
            <text:p>Submitted Grade</text:p>
          </table:table-cell>
          <table:table-cell table:style-name="ce16" office:value-type="string" calcext:value-type="string">
            <text:p>Final GPA</text:p>
          </table:table-cell>
          <table:table-cell table:style-name="ce16" office:value-type="string" calcext:value-type="string">
            <text:p>Submitted GPA</text:p>
          </table:table-cell>
          <table:table-cell table:style-name="ce10"/>
          <table:table-cell table:style-name="ce19" office:value-type="string" calcext:value-type="string">
            <text:p>Letter Grade</text:p>
          </table:table-cell>
          <table:table-cell table:style-name="ce22" office:value-type="string" calcext:value-type="string">
            <text:p>Numerical Grade</text:p>
          </table:table-cell>
          <table:table-cell table:style-name="ce10"/>
          <table:table-cell table:style-name="ce19" office:value-type="string" calcext:value-type="string">
            <text:p>Letter Grade</text:p>
          </table:table-cell>
          <table:table-cell table:style-name="ce24" office:value-type="string" calcext:value-type="string">
            <text:p>GPA </text:p>
          </table:table-cell>
          <table:table-cell table:style-name="ce10"/>
          <table:table-cell table:style-name="ce19"/>
          <table:table-cell table:style-name="ce22"/>
          <table:table-cell table:style-name="ce13" table:number-columns-repeated="964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table:style-name="ce8" table:formula="of:=(SUM(VLOOKUP([.C2];[.$BA$2:.$BB$15];2;0); VLOOKUP([.C2];[.$BA$2:.$BB$15];2;0); VLOOKUP([.D2];[.$BA$2:.$BB$15];2;0); VLOOKUP([.H2];[.$BA$2:.$BB$15];2;0); VLOOKUP([.F2];[.$BA$2:.$BB$15];2;0); VLOOKUP([.G2];[.$BA$2:.$BB$15];2;0); VLOOKUP([.J2];[.$BA$2:.$BB$15];2;0); VLOOKUP([.M2];[.$BA$2:.$BB$15];2;0); VLOOKUP([.H2];[.$BA$2:.$BB$15];2;0); VLOOKUP([.H2];[.$BA$2:.$BB$15];2;0))/1000)*0.3" office:value-type="float" office:value="0.2739" calcext:value-type="float">
            <text:p>0.2739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S2:.Z2])/8*0.1" office:value-type="float" office:value="0.1" calcext:value-type="float">
            <text:p>0.1000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8" table:formula="of:=[.AC2]/100*0.05+[.AD2]/100*0.05" office:value-type="float" office:value="0.0735" calcext:value-type="float">
            <text:p>0.0735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8" table:formula="of:=[.AG2]/100*0.15+[.AH2]/100*0.2" office:value-type="float" office:value="0.285" calcext:value-type="float">
            <text:p>0.285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formula="of:=(SUM(VLOOKUP([.AK2];[.$BA$2:.$BB$15];2;0); VLOOKUP([.AL2];[.$BA$2:.$BB$15];2;0); MIN(30; [.AM2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8" table:formula="of:=(SUM(VLOOKUP([.AP2];[.$BA$2:.$BB$15];2;0); VLOOKUP([.AQ2];[.$BA$2:.$BB$15];2;0); VLOOKUP([.AR2];[.$BA$2:.$BB$15];2;0))/300)*0.1" office:value-type="float" office:value="0.0873333333333333" calcext:value-type="float">
            <text:p>0.08733</text:p>
          </table:table-cell>
          <table:table-cell/>
          <table:table-cell table:style-name="ce15" table:formula="of:=[.Q2] + [.AA2] + [.AE2] + [.AN2] + [.AI2] + [.AS2]" office:value-type="float" office:value="0.863646376811594" calcext:value-type="float">
            <text:p>0.86365</text:p>
          </table:table-cell>
          <table:table-cell table:style-name="ce16" table:formula="of:=IF([.AU2]&gt;=0.9875;&quot;A+&quot;;  IF([.AU2]&gt;=0.94; &quot;A&quot;; IF([.AU2]&gt;=0.9; &quot;A-&quot;; IF([.AU2]&gt;=0.87; &quot;B+&quot;; IF([.AU2]&gt;=0.84;&quot;B&quot;; IF([.AU2]&gt;=0.8; &quot;B-&quot;; IF([.AU2]&gt;=0.77; &quot;C+&quot;; IF([.AU2]&gt;=0.74;&quot;C&quot;; IF([.AU2]&gt;=0.7; &quot;C-&quot;; IF([.AU2]&gt;=0.67; &quot;D+&quot;; IF([.AU2]&gt;=0.64;&quot;D&quot;; IF([.AU2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+</text:p>
          </table:table-cell>
          <table:table-cell table:style-name="ce16" table:formula="of:=VLOOKUP([.AV2]; [.$BD$2:.$BE$15]; 2; 0)" office:value-type="float" office:value="3" calcext:value-type="float">
            <text:p>3</text:p>
          </table:table-cell>
          <table:table-cell table:style-name="ce16" table:formula="of:=VLOOKUP([.AW2]; [.$BD$2:.$BE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table:style-name="ce8" table:formula="of:=(SUM(VLOOKUP([.C3];[.$BA$2:.$BB$15];2;0); VLOOKUP([.C3];[.$BA$2:.$BB$15];2;0); VLOOKUP([.D3];[.$BA$2:.$BB$15];2;0); VLOOKUP([.H3];[.$BA$2:.$BB$15];2;0); VLOOKUP([.F3];[.$BA$2:.$BB$15];2;0); VLOOKUP([.G3];[.$BA$2:.$BB$15];2;0); VLOOKUP([.J3];[.$BA$2:.$BB$15];2;0); VLOOKUP([.M3];[.$BA$2:.$BB$15];2;0); VLOOKUP([.H3];[.$BA$2:.$BB$15];2;0); VLOOKUP([.H3];[.$BA$2:.$BB$15];2;0))/1000)*0.3" office:value-type="float" office:value="0.2622" calcext:value-type="float">
            <text:p>0.2622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table:formula="of:=SUM([.S3:.Z3])/8*0.1" office:value-type="float" office:value="0.0875" calcext:value-type="float">
            <text:p>0.087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8" table:formula="of:=[.AC3]/100*0.05+[.AD3]/100*0.05" office:value-type="float" office:value="0.0675" calcext:value-type="float">
            <text:p>0.0675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78" calcext:value-type="float">
            <text:p>78</text:p>
          </table:table-cell>
          <table:table-cell table:style-name="ce8" table:formula="of:=[.AG3]/100*0.15+[.AH3]/100*0.2" office:value-type="float" office:value="0.288" calcext:value-type="float">
            <text:p>0.28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8" table:formula="of:=(SUM(VLOOKUP([.AK3];[.$BA$2:.$BB$15];2;0); VLOOKUP([.AL3];[.$BA$2:.$BB$15];2;0); MIN(30; [.AM3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table:formula="of:=(SUM(VLOOKUP([.AP3];[.$BA$2:.$BB$15];2;0); VLOOKUP([.AQ3];[.$BA$2:.$BB$15];2;0); VLOOKUP([.AR3];[.$BA$2:.$BB$15];2;0))/300)*0.1" office:value-type="float" office:value="0.0916666666666667" calcext:value-type="float">
            <text:p>0.09167</text:p>
          </table:table-cell>
          <table:table-cell/>
          <table:table-cell table:style-name="ce15" table:formula="of:=[.Q3] + [.AA3] + [.AE3] + [.AN3] + [.AI3] + [.AS3]" office:value-type="float" office:value="0.840779710144928" calcext:value-type="float">
            <text:p>0.84078</text:p>
          </table:table-cell>
          <table:table-cell table:style-name="ce16" table:formula="of:=IF([.AU3]&gt;=0.9875;&quot;A+&quot;;  IF([.AU3]&gt;=0.94; &quot;A&quot;; IF([.AU3]&gt;=0.9; &quot;A-&quot;; IF([.AU3]&gt;=0.87; &quot;B+&quot;; IF([.AU3]&gt;=0.84;&quot;B&quot;; IF([.AU3]&gt;=0.8; &quot;B-&quot;; IF([.AU3]&gt;=0.77; &quot;C+&quot;; IF([.AU3]&gt;=0.74;&quot;C&quot;; IF([.AU3]&gt;=0.7; &quot;C-&quot;; IF([.AU3]&gt;=0.67; &quot;D+&quot;; IF([.AU3]&gt;=0.64;&quot;D&quot;; IF([.AU3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</text:p>
          </table:table-cell>
          <table:table-cell table:style-name="ce16" table:formula="of:=VLOOKUP([.AV3]; [.$BD$2:.$BE$15]; 2; 0)" office:value-type="float" office:value="3" calcext:value-type="float">
            <text:p>3</text:p>
          </table:table-cell>
          <table:table-cell table:style-name="ce16" table:formula="of:=VLOOKUP([.AW3]; [.$BD$2:.$BE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6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F</text:p>
          </table:table-cell>
          <table:table-cell table:style-name="ce8" table:formula="of:=(SUM(VLOOKUP([.C4];[.$BA$2:.$BB$15];2;0); VLOOKUP([.C4];[.$BA$2:.$BB$15];2;0); VLOOKUP([.D4];[.$BA$2:.$BB$15];2;0); VLOOKUP([.H4];[.$BA$2:.$BB$15];2;0); VLOOKUP([.F4];[.$BA$2:.$BB$15];2;0); VLOOKUP([.G4];[.$BA$2:.$BB$15];2;0); VLOOKUP([.J4];[.$BA$2:.$BB$15];2;0); VLOOKUP([.M4];[.$BA$2:.$BB$15];2;0); VLOOKUP([.H4];[.$BA$2:.$BB$15];2;0); VLOOKUP([.H4];[.$BA$2:.$BB$15];2;0))/1000)*0.3" office:value-type="float" office:value="0.2583" calcext:value-type="float">
            <text:p>0.2583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S4:.Z4])/8*0.1" office:value-type="float" office:value="0.1" calcext:value-type="float">
            <text:p>0.10000</text:p>
          </table:table-cell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8" table:formula="of:=[.AC4]/100*0.05+[.AD4]/100*0.05" office:value-type="float" office:value="0.099" calcext:value-type="float">
            <text:p>0.09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8" table:formula="of:=[.AG4]/100*0.15+[.AH4]/100*0.2" office:value-type="float" office:value="0.3305" calcext:value-type="float">
            <text:p>0.3305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 office:value-type="float" office:value="40" calcext:value-type="float">
            <text:p>40</text:p>
          </table:table-cell>
          <table:table-cell table:style-name="ce8" table:formula="of:=(SUM(VLOOKUP([.AK4];[.$BA$2:.$BB$15];2;0); VLOOKUP([.AL4];[.$BA$2:.$BB$15];2;0); MIN(30; [.AM4]))/230)*0.05" office:value-type="float" office:value="0.0469565217391304" calcext:value-type="float">
            <text:p>0.04696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8" table:formula="of:=(SUM(VLOOKUP([.AP4];[.$BA$2:.$BB$15];2;0); VLOOKUP([.AQ4];[.$BA$2:.$BB$15];2;0); VLOOKUP([.AR4];[.$BA$2:.$BB$15];2;0))/300)*0.1" office:value-type="float" office:value="0.0936666666666667" calcext:value-type="float">
            <text:p>0.09367</text:p>
          </table:table-cell>
          <table:table-cell/>
          <table:table-cell table:style-name="ce15" table:formula="of:=[.Q4] + [.AA4] + [.AE4] + [.AN4] + [.AI4] + [.AS4]" office:value-type="float" office:value="0.928423188405797" calcext:value-type="float">
            <text:p>0.92842</text:p>
          </table:table-cell>
          <table:table-cell table:style-name="ce16" table:formula="of:=IF([.AU4]&gt;=0.9875;&quot;A+&quot;;  IF([.AU4]&gt;=0.94; &quot;A&quot;; IF([.AU4]&gt;=0.9; &quot;A-&quot;; IF([.AU4]&gt;=0.87; &quot;B+&quot;; IF([.AU4]&gt;=0.84;&quot;B&quot;; IF([.AU4]&gt;=0.8; &quot;B-&quot;; IF([.AU4]&gt;=0.77; &quot;C+&quot;; IF([.AU4]&gt;=0.74;&quot;C&quot;; IF([.AU4]&gt;=0.7; &quot;C-&quot;; IF([.AU4]&gt;=0.67; &quot;D+&quot;; IF([.AU4]&gt;=0.64;&quot;D&quot;; IF([.AU4]&gt;=0.6; &quot;D-&quot;; &quot;F&quot;))))))))))))" office:value-type="string" office:string-value="A-" calcext:value-type="string">
            <text:p>A-</text:p>
          </table:table-cell>
          <table:table-cell table:style-name="ce16" office:value-type="string" calcext:value-type="string">
            <text:p>A</text:p>
          </table:table-cell>
          <table:table-cell table:style-name="ce16" table:formula="of:=VLOOKUP([.AV4]; [.$BD$2:.$BE$15]; 2; 0)" office:value-type="float" office:value="3.7" calcext:value-type="float">
            <text:p>3.7</text:p>
          </table:table-cell>
          <table:table-cell table:style-name="ce16" table:formula="of:=VLOOKUP([.AW4]; [.$BD$2:.$BE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table:style-name="ce8" table:formula="of:=(SUM(VLOOKUP([.C5];[.$BA$2:.$BB$15];2;0); VLOOKUP([.C5];[.$BA$2:.$BB$15];2;0); VLOOKUP([.D5];[.$BA$2:.$BB$15];2;0); VLOOKUP([.H5];[.$BA$2:.$BB$15];2;0); VLOOKUP([.F5];[.$BA$2:.$BB$15];2;0); VLOOKUP([.G5];[.$BA$2:.$BB$15];2;0); VLOOKUP([.J5];[.$BA$2:.$BB$15];2;0); VLOOKUP([.M5];[.$BA$2:.$BB$15];2;0); VLOOKUP([.H5];[.$BA$2:.$BB$15];2;0); VLOOKUP([.H5];[.$BA$2:.$BB$15];2;0))/1000)*0.3" office:value-type="float" office:value="0.1569" calcext:value-type="float">
            <text:p>0.1569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SUM([.S5:.Z5])/8*0.1" office:value-type="float" office:value="0.0375" calcext:value-type="float">
            <text:p>0.0375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8" table:formula="of:=[.AC5]/100*0.05+[.AD5]/100*0.05" office:value-type="float" office:value="0.0585" calcext:value-type="float">
            <text:p>0.0585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8" table:formula="of:=[.AG5]/100*0.15+[.AH5]/100*0.2" office:value-type="float" office:value="0.226" calcext:value-type="float">
            <text:p>0.22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formula="of:=(SUM(VLOOKUP([.AK5];[.$BA$2:.$BB$15];2;0); VLOOKUP([.AL5];[.$BA$2:.$BB$15];2;0); MIN(30; [.AM5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8" table:formula="of:=(SUM(VLOOKUP([.AP5];[.$BA$2:.$BB$15];2;0); VLOOKUP([.AQ5];[.$BA$2:.$BB$15];2;0); VLOOKUP([.AR5];[.$BA$2:.$BB$15];2;0))/300)*0.1" office:value-type="float" office:value="0.0816666666666667" calcext:value-type="float">
            <text:p>0.08167</text:p>
          </table:table-cell>
          <table:table-cell/>
          <table:table-cell table:style-name="ce15" table:formula="of:=[.Q5] + [.AA5] + [.AE5] + [.AN5] + [.AI5] + [.AS5]" office:value-type="float" office:value="0.604479710144928" calcext:value-type="float">
            <text:p>0.60448</text:p>
          </table:table-cell>
          <table:table-cell table:style-name="ce16" table:formula="of:=IF([.AU5]&gt;=0.9875;&quot;A+&quot;;  IF([.AU5]&gt;=0.94; &quot;A&quot;; IF([.AU5]&gt;=0.9; &quot;A-&quot;; IF([.AU5]&gt;=0.87; &quot;B+&quot;; IF([.AU5]&gt;=0.84;&quot;B&quot;; IF([.AU5]&gt;=0.8; &quot;B-&quot;; IF([.AU5]&gt;=0.77; &quot;C+&quot;; IF([.AU5]&gt;=0.74;&quot;C&quot;; IF([.AU5]&gt;=0.7; &quot;C-&quot;; IF([.AU5]&gt;=0.67; &quot;D+&quot;; IF([.AU5]&gt;=0.64;&quot;D&quot;; IF([.AU5]&gt;=0.6; &quot;D-&quot;; &quot;F&quot;))))))))))))" office:value-type="string" office:string-value="D-" calcext:value-type="string">
            <text:p>D-</text:p>
          </table:table-cell>
          <table:table-cell table:style-name="ce16" office:value-type="string" calcext:value-type="string">
            <text:p>C-</text:p>
          </table:table-cell>
          <table:table-cell table:style-name="ce16" table:formula="of:=VLOOKUP([.AV5]; [.$BD$2:.$BE$15]; 2; 0)" office:value-type="float" office:value="0" calcext:value-type="float">
            <text:p>0</text:p>
          </table:table-cell>
          <table:table-cell table:style-name="ce16" table:formula="of:=VLOOKUP([.AW5]; [.$BD$2:.$BE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Matthew Cliv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6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/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table:style-name="ce8" table:formula="of:=(SUM(VLOOKUP([.C6];[.$BA$2:.$BB$15];2;0); VLOOKUP([.C6];[.$BA$2:.$BB$15];2;0); VLOOKUP([.D6];[.$BA$2:.$BB$15];2;0); VLOOKUP([.H6];[.$BA$2:.$BB$15];2;0); VLOOKUP([.F6];[.$BA$2:.$BB$15];2;0); VLOOKUP([.G6];[.$BA$2:.$BB$15];2;0); VLOOKUP([.J6];[.$BA$2:.$BB$15];2;0); VLOOKUP([.M6];[.$BA$2:.$BB$15];2;0); VLOOKUP([.H6];[.$BA$2:.$BB$15];2;0); VLOOKUP([.H6];[.$BA$2:.$BB$15];2;0))/1000)*0.3" office:value-type="float" office:value="0.2229" calcext:value-type="float">
            <text:p>0.2229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SUM([.S6:.Z6])/8*0.1" office:value-type="float" office:value="0.0625" calcext:value-type="float">
            <text:p>0.062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8" table:formula="of:=[.AC6]/100*0.05+[.AD6]/100*0.05" office:value-type="float" office:value="0.066" calcext:value-type="float">
            <text:p>0.066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8" table:formula="of:=[.AG6]/100*0.15+[.AH6]/100*0.2" office:value-type="float" office:value="0.184" calcext:value-type="float">
            <text:p>0.18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8" table:formula="of:=(SUM(VLOOKUP([.AK6];[.$BA$2:.$BB$15];2;0); VLOOKUP([.AL6];[.$BA$2:.$BB$15];2;0); MIN(30; [.AM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8" table:formula="of:=(SUM(VLOOKUP([.AP6];[.$BA$2:.$BB$15];2;0); VLOOKUP([.AQ6];[.$BA$2:.$BB$15];2;0); VLOOKUP([.AR6];[.$BA$2:.$BB$15];2;0))/300)*0.1" office:value-type="float" office:value="0.0816666666666667" calcext:value-type="float">
            <text:p>0.08167</text:p>
          </table:table-cell>
          <table:table-cell/>
          <table:table-cell table:style-name="ce15" table:formula="of:=[.Q6] + [.AA6] + [.AE6] + [.AN6] + [.AI6] + [.AS6]" office:value-type="float" office:value="0.663153623188406" calcext:value-type="float">
            <text:p>0.66315</text:p>
          </table:table-cell>
          <table:table-cell table:style-name="ce16" table:formula="of:=IF([.AU6]&gt;=0.9875;&quot;A+&quot;;  IF([.AU6]&gt;=0.94; &quot;A&quot;; IF([.AU6]&gt;=0.9; &quot;A-&quot;; IF([.AU6]&gt;=0.87; &quot;B+&quot;; IF([.AU6]&gt;=0.84;&quot;B&quot;; IF([.AU6]&gt;=0.8; &quot;B-&quot;; IF([.AU6]&gt;=0.77; &quot;C+&quot;; IF([.AU6]&gt;=0.74;&quot;C&quot;; IF([.AU6]&gt;=0.7; &quot;C-&quot;; IF([.AU6]&gt;=0.67; &quot;D+&quot;; IF([.AU6]&gt;=0.64;&quot;D&quot;; IF([.AU6]&gt;=0.6; &quot;D-&quot;; &quot;F&quot;))))))))))))" office:value-type="string" office:string-value="D" calcext:value-type="string">
            <text:p>D</text:p>
          </table:table-cell>
          <table:table-cell table:style-name="ce16" office:value-type="string" calcext:value-type="string">
            <text:p>C-</text:p>
          </table:table-cell>
          <table:table-cell table:style-name="ce16" table:formula="of:=VLOOKUP([.AV6]; [.$BD$2:.$BE$15]; 2; 0)" office:value-type="float" office:value="1" calcext:value-type="float">
            <text:p>1</text:p>
          </table:table-cell>
          <table:table-cell table:style-name="ce16" table:formula="of:=VLOOKUP([.AW6]; [.$BD$2:.$BE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table:style-name="ce8" table:formula="of:=(SUM(VLOOKUP([.C7];[.$BA$2:.$BB$15];2;0); VLOOKUP([.C7];[.$BA$2:.$BB$15];2;0); VLOOKUP([.D7];[.$BA$2:.$BB$15];2;0); VLOOKUP([.H7];[.$BA$2:.$BB$15];2;0); VLOOKUP([.F7];[.$BA$2:.$BB$15];2;0); VLOOKUP([.G7];[.$BA$2:.$BB$15];2;0); VLOOKUP([.J7];[.$BA$2:.$BB$15];2;0); VLOOKUP([.M7];[.$BA$2:.$BB$15];2;0); VLOOKUP([.H7];[.$BA$2:.$BB$15];2;0); VLOOKUP([.H7];[.$BA$2:.$BB$15];2;0))/1000)*0.3" office:value-type="float" office:value="0.267" calcext:value-type="float">
            <text:p>0.2670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S7:.Z7])/8*0.1" office:value-type="float" office:value="0.1" calcext:value-type="float">
            <text:p>0.10000</text:p>
          </table:table-cell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8" table:formula="of:=[.AC7]/100*0.05+[.AD7]/100*0.05" office:value-type="float" office:value="0.0815" calcext:value-type="float">
            <text:p>0.0815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8" table:formula="of:=[.AG7]/100*0.15+[.AH7]/100*0.2" office:value-type="float" office:value="0.2615" calcext:value-type="float">
            <text:p>0.261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8" table:formula="of:=(SUM(VLOOKUP([.AK7];[.$BA$2:.$BB$15];2;0); VLOOKUP([.AL7];[.$BA$2:.$BB$15];2;0); MIN(30; [.AM7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8" table:formula="of:=(SUM(VLOOKUP([.AP7];[.$BA$2:.$BB$15];2;0); VLOOKUP([.AQ7];[.$BA$2:.$BB$15];2;0); VLOOKUP([.AR7];[.$BA$2:.$BB$15];2;0))/300)*0.1" office:value-type="float" office:value="0.0883333333333333" calcext:value-type="float">
            <text:p>0.08833</text:p>
          </table:table-cell>
          <table:table-cell/>
          <table:table-cell table:style-name="ce15" table:formula="of:=[.Q7] + [.AA7] + [.AE7] + [.AN7] + [.AI7] + [.AS7]" office:value-type="float" office:value="0.842246376811594" calcext:value-type="float">
            <text:p>0.84225</text:p>
          </table:table-cell>
          <table:table-cell table:style-name="ce16" table:formula="of:=IF([.AU7]&gt;=0.9875;&quot;A+&quot;;  IF([.AU7]&gt;=0.94; &quot;A&quot;; IF([.AU7]&gt;=0.9; &quot;A-&quot;; IF([.AU7]&gt;=0.87; &quot;B+&quot;; IF([.AU7]&gt;=0.84;&quot;B&quot;; IF([.AU7]&gt;=0.8; &quot;B-&quot;; IF([.AU7]&gt;=0.77; &quot;C+&quot;; IF([.AU7]&gt;=0.74;&quot;C&quot;; IF([.AU7]&gt;=0.7; &quot;C-&quot;; IF([.AU7]&gt;=0.67; &quot;D+&quot;; IF([.AU7]&gt;=0.64;&quot;D&quot;; IF([.AU7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</text:p>
          </table:table-cell>
          <table:table-cell table:style-name="ce16" table:formula="of:=VLOOKUP([.AV7]; [.$BD$2:.$BE$15]; 2; 0)" office:value-type="float" office:value="3" calcext:value-type="float">
            <text:p>3</text:p>
          </table:table-cell>
          <table:table-cell table:style-name="ce16" table:formula="of:=VLOOKUP([.AW7]; [.$BD$2:.$BE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table:style-name="ce8" table:formula="of:=(SUM(VLOOKUP([.C8];[.$BA$2:.$BB$15];2;0); VLOOKUP([.C8];[.$BA$2:.$BB$15];2;0); VLOOKUP([.D8];[.$BA$2:.$BB$15];2;0); VLOOKUP([.H8];[.$BA$2:.$BB$15];2;0); VLOOKUP([.F8];[.$BA$2:.$BB$15];2;0); VLOOKUP([.G8];[.$BA$2:.$BB$15];2;0); VLOOKUP([.J8];[.$BA$2:.$BB$15];2;0); VLOOKUP([.M8];[.$BA$2:.$BB$15];2;0); VLOOKUP([.H8];[.$BA$2:.$BB$15];2;0); VLOOKUP([.H8];[.$BA$2:.$BB$15];2;0))/1000)*0.3" office:value-type="float" office:value="0.1818" calcext:value-type="float">
            <text:p>0.1818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SUM([.S8:.Z8])/8*0.1" office:value-type="float" office:value="0.0625" calcext:value-type="float">
            <text:p>0.06250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8" table:formula="of:=[.AC8]/100*0.05+[.AD8]/100*0.05" office:value-type="float" office:value="0.0575" calcext:value-type="float">
            <text:p>0.0575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76" calcext:value-type="float">
            <text:p>76</text:p>
          </table:table-cell>
          <table:table-cell table:style-name="ce8" table:formula="of:=[.AG8]/100*0.15+[.AH8]/100*0.2" office:value-type="float" office:value="0.248" calcext:value-type="float">
            <text:p>0.24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8" table:formula="of:=(SUM(VLOOKUP([.AK8];[.$BA$2:.$BB$15];2;0); VLOOKUP([.AL8];[.$BA$2:.$BB$15];2;0); MIN(30; [.AM8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8" table:formula="of:=(SUM(VLOOKUP([.AP8];[.$BA$2:.$BB$15];2;0); VLOOKUP([.AQ8];[.$BA$2:.$BB$15];2;0); VLOOKUP([.AR8];[.$BA$2:.$BB$15];2;0))/300)*0.1" office:value-type="float" office:value="0.0883333333333333" calcext:value-type="float">
            <text:p>0.08833</text:p>
          </table:table-cell>
          <table:table-cell/>
          <table:table-cell table:style-name="ce15" table:formula="of:=[.Q8] + [.AA8] + [.AE8] + [.AN8] + [.AI8] + [.AS8]" office:value-type="float" office:value="0.682046376811594" calcext:value-type="float">
            <text:p>0.68205</text:p>
          </table:table-cell>
          <table:table-cell table:style-name="ce16" table:formula="of:=IF([.AU8]&gt;=0.9875;&quot;A+&quot;;  IF([.AU8]&gt;=0.94; &quot;A&quot;; IF([.AU8]&gt;=0.9; &quot;A-&quot;; IF([.AU8]&gt;=0.87; &quot;B+&quot;; IF([.AU8]&gt;=0.84;&quot;B&quot;; IF([.AU8]&gt;=0.8; &quot;B-&quot;; IF([.AU8]&gt;=0.77; &quot;C+&quot;; IF([.AU8]&gt;=0.74;&quot;C&quot;; IF([.AU8]&gt;=0.7; &quot;C-&quot;; IF([.AU8]&gt;=0.67; &quot;D+&quot;; IF([.AU8]&gt;=0.64;&quot;D&quot;; IF([.AU8]&gt;=0.6; &quot;D-&quot;; &quot;F&quot;))))))))))))" office:value-type="string" office:string-value="D+" calcext:value-type="string">
            <text:p>D+</text:p>
          </table:table-cell>
          <table:table-cell table:style-name="ce16" office:value-type="string" calcext:value-type="string">
            <text:p>C+</text:p>
          </table:table-cell>
          <table:table-cell table:style-name="ce16" table:formula="of:=VLOOKUP([.AV8]; [.$BD$2:.$BE$15]; 2; 0)" office:value-type="float" office:value="1.3" calcext:value-type="float">
            <text:p>1.3</text:p>
          </table:table-cell>
          <table:table-cell table:style-name="ce16" table:formula="of:=VLOOKUP([.AW8]; [.$BD$2:.$BE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8" table:formula="of:=(SUM(VLOOKUP([.C9];[.$BA$2:.$BB$15];2;0); VLOOKUP([.C9];[.$BA$2:.$BB$15];2;0); VLOOKUP([.D9];[.$BA$2:.$BB$15];2;0); VLOOKUP([.H9];[.$BA$2:.$BB$15];2;0); VLOOKUP([.F9];[.$BA$2:.$BB$15];2;0); VLOOKUP([.G9];[.$BA$2:.$BB$15];2;0); VLOOKUP([.J9];[.$BA$2:.$BB$15];2;0); VLOOKUP([.M9];[.$BA$2:.$BB$15];2;0); VLOOKUP([.H9];[.$BA$2:.$BB$15];2;0); VLOOKUP([.H9];[.$BA$2:.$BB$15];2;0))/1000)*0.3" office:value-type="float" office:value="0.2619" calcext:value-type="float">
            <text:p>0.2619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S9:.Z9])/8*0.1" office:value-type="float" office:value="0.1" calcext:value-type="float">
            <text:p>0.10000</text:p>
          </table:table-cell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8" table:formula="of:=[.AC9]/100*0.05+[.AD9]/100*0.05" office:value-type="float" office:value="0.057" calcext:value-type="float">
            <text:p>0.057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8" table:formula="of:=[.AG9]/100*0.15+[.AH9]/100*0.2" office:value-type="float" office:value="0.2225" calcext:value-type="float">
            <text:p>0.222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50" calcext:value-type="float">
            <text:p>50</text:p>
          </table:table-cell>
          <table:table-cell table:style-name="ce8" table:formula="of:=(SUM(VLOOKUP([.AK9];[.$BA$2:.$BB$15];2;0); VLOOKUP([.AL9];[.$BA$2:.$BB$15];2;0); MIN(30; [.AM9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8" table:formula="of:=(SUM(VLOOKUP([.AP9];[.$BA$2:.$BB$15];2;0); VLOOKUP([.AQ9];[.$BA$2:.$BB$15];2;0); VLOOKUP([.AR9];[.$BA$2:.$BB$15];2;0))/300)*0.1" office:value-type="float" office:value="0.0883333333333333" calcext:value-type="float">
            <text:p>0.08833</text:p>
          </table:table-cell>
          <table:table-cell/>
          <table:table-cell table:style-name="ce15" table:formula="of:=[.Q9] + [.AA9] + [.AE9] + [.AN9] + [.AI9] + [.AS9]" office:value-type="float" office:value="0.773646376811594" calcext:value-type="float">
            <text:p>0.77365</text:p>
          </table:table-cell>
          <table:table-cell table:style-name="ce16" table:formula="of:=IF([.AU9]&gt;=0.9875;&quot;A+&quot;;  IF([.AU9]&gt;=0.94; &quot;A&quot;; IF([.AU9]&gt;=0.9; &quot;A-&quot;; IF([.AU9]&gt;=0.87; &quot;B+&quot;; IF([.AU9]&gt;=0.84;&quot;B&quot;; IF([.AU9]&gt;=0.8; &quot;B-&quot;; IF([.AU9]&gt;=0.77; &quot;C+&quot;; IF([.AU9]&gt;=0.74;&quot;C&quot;; IF([.AU9]&gt;=0.7; &quot;C-&quot;; IF([.AU9]&gt;=0.67; &quot;D+&quot;; IF([.AU9]&gt;=0.64;&quot;D&quot;; IF([.AU9]&gt;=0.6; &quot;D-&quot;; &quot;F&quot;))))))))))))" office:value-type="string" office:string-value="C+" calcext:value-type="string">
            <text:p>C+</text:p>
          </table:table-cell>
          <table:table-cell table:style-name="ce16" office:value-type="string" calcext:value-type="string">
            <text:p>C</text:p>
          </table:table-cell>
          <table:table-cell table:style-name="ce16" table:formula="of:=VLOOKUP([.AV9]; [.$BD$2:.$BE$15]; 2; 0)" office:value-type="float" office:value="2.3" calcext:value-type="float">
            <text:p>2.3</text:p>
          </table:table-cell>
          <table:table-cell table:style-name="ce16" table:formula="of:=VLOOKUP([.AW9]; [.$BD$2:.$BE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6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table:style-name="ce8" table:formula="of:=(SUM(VLOOKUP([.C10];[.$BA$2:.$BB$15];2;0); VLOOKUP([.C10];[.$BA$2:.$BB$15];2;0); VLOOKUP([.D10];[.$BA$2:.$BB$15];2;0); VLOOKUP([.H10];[.$BA$2:.$BB$15];2;0); VLOOKUP([.F10];[.$BA$2:.$BB$15];2;0); VLOOKUP([.G10];[.$BA$2:.$BB$15];2;0); VLOOKUP([.J10];[.$BA$2:.$BB$15];2;0); VLOOKUP([.M10];[.$BA$2:.$BB$15];2;0); VLOOKUP([.H10];[.$BA$2:.$BB$15];2;0); VLOOKUP([.H10];[.$BA$2:.$BB$15];2;0))/1000)*0.3" office:value-type="float" office:value="0.2694" calcext:value-type="float">
            <text:p>0.2694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SUM([.S10:.Z10])/8*0.1" office:value-type="float" office:value="0.075" calcext:value-type="float">
            <text:p>0.075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8" table:formula="of:=[.AC10]/100*0.05+[.AD10]/100*0.05" office:value-type="float" office:value="0.0835" calcext:value-type="float">
            <text:p>0.0835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float" office:value="66" calcext:value-type="float">
            <text:p>66</text:p>
          </table:table-cell>
          <table:table-cell table:style-name="ce8" table:formula="of:=[.AG10]/100*0.15+[.AH10]/100*0.2" office:value-type="float" office:value="0.2445" calcext:value-type="float">
            <text:p>0.244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15" calcext:value-type="float">
            <text:p>15</text:p>
          </table:table-cell>
          <table:table-cell table:style-name="ce8" table:formula="of:=(SUM(VLOOKUP([.AK10];[.$BA$2:.$BB$15];2;0); VLOOKUP([.AL10];[.$BA$2:.$BB$15];2;0); MIN(30; [.AM10]))/230)*0.05" office:value-type="float" office:value="0.0406521739130435" calcext:value-type="float">
            <text:p>0.04065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8" table:formula="of:=(SUM(VLOOKUP([.AP10];[.$BA$2:.$BB$15];2;0); VLOOKUP([.AQ10];[.$BA$2:.$BB$15];2;0); VLOOKUP([.AR10];[.$BA$2:.$BB$15];2;0))/300)*0.1" office:value-type="float" office:value="0.0816666666666667" calcext:value-type="float">
            <text:p>0.08167</text:p>
          </table:table-cell>
          <table:table-cell/>
          <table:table-cell table:style-name="ce15" table:formula="of:=[.Q10] + [.AA10] + [.AE10] + [.AN10] + [.AI10] + [.AS10]" office:value-type="float" office:value="0.79471884057971" calcext:value-type="float">
            <text:p>0.79472</text:p>
          </table:table-cell>
          <table:table-cell table:style-name="ce16" table:formula="of:=IF([.AU10]&gt;=0.9875;&quot;A+&quot;;  IF([.AU10]&gt;=0.94; &quot;A&quot;; IF([.AU10]&gt;=0.9; &quot;A-&quot;; IF([.AU10]&gt;=0.87; &quot;B+&quot;; IF([.AU10]&gt;=0.84;&quot;B&quot;; IF([.AU10]&gt;=0.8; &quot;B-&quot;; IF([.AU10]&gt;=0.77; &quot;C+&quot;; IF([.AU10]&gt;=0.74;&quot;C&quot;; IF([.AU10]&gt;=0.7; &quot;C-&quot;; IF([.AU10]&gt;=0.67; &quot;D+&quot;; IF([.AU10]&gt;=0.64;&quot;D&quot;; IF([.AU10]&gt;=0.6; &quot;D-&quot;; &quot;F&quot;))))))))))))" office:value-type="string" office:string-value="C+" calcext:value-type="string">
            <text:p>C+</text:p>
          </table:table-cell>
          <table:table-cell table:style-name="ce16" office:value-type="string" calcext:value-type="string">
            <text:p>C+</text:p>
          </table:table-cell>
          <table:table-cell table:style-name="ce16" table:formula="of:=VLOOKUP([.AV10]; [.$BD$2:.$BE$15]; 2; 0)" office:value-type="float" office:value="2.3" calcext:value-type="float">
            <text:p>2.3</text:p>
          </table:table-cell>
          <table:table-cell table:style-name="ce16" table:formula="of:=VLOOKUP([.AW10]; [.$BD$2:.$BE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8" table:formula="of:=(SUM(VLOOKUP([.C11];[.$BA$2:.$BB$15];2;0); VLOOKUP([.C11];[.$BA$2:.$BB$15];2;0); VLOOKUP([.D11];[.$BA$2:.$BB$15];2;0); VLOOKUP([.H11];[.$BA$2:.$BB$15];2;0); VLOOKUP([.F11];[.$BA$2:.$BB$15];2;0); VLOOKUP([.G11];[.$BA$2:.$BB$15];2;0); VLOOKUP([.J11];[.$BA$2:.$BB$15];2;0); VLOOKUP([.M11];[.$BA$2:.$BB$15];2;0); VLOOKUP([.H11];[.$BA$2:.$BB$15];2;0); VLOOKUP([.H11];[.$BA$2:.$BB$15];2;0))/1000)*0.3" office:value-type="float" office:value="0.261" calcext:value-type="float">
            <text:p>0.2610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S11:.Z11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8" table:formula="of:=[.AC11]/100*0.05+[.AD11]/100*0.05" office:value-type="float" office:value="0.08" calcext:value-type="float">
            <text:p>0.080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62" calcext:value-type="float">
            <text:p>62</text:p>
          </table:table-cell>
          <table:table-cell table:style-name="ce8" table:formula="of:=[.AG11]/100*0.15+[.AH11]/100*0.2" office:value-type="float" office:value="0.25" calcext:value-type="float">
            <text:p>0.25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formula="of:=(SUM(VLOOKUP([.AK11];[.$BA$2:.$BB$15];2;0); VLOOKUP([.AL11];[.$BA$2:.$BB$15];2;0); MIN(30; [.AM11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8" table:formula="of:=(SUM(VLOOKUP([.AP11];[.$BA$2:.$BB$15];2;0); VLOOKUP([.AQ11];[.$BA$2:.$BB$15];2;0); VLOOKUP([.AR11];[.$BA$2:.$BB$15];2;0))/300)*0.1" office:value-type="float" office:value="0.0903333333333333" calcext:value-type="float">
            <text:p>0.09033</text:p>
          </table:table-cell>
          <table:table-cell/>
          <table:table-cell table:style-name="ce15" table:formula="of:=[.Q11] + [.AA11] + [.AE11] + [.AN11] + [.AI11] + [.AS11]" office:value-type="float" office:value="0.826550724637681" calcext:value-type="float">
            <text:p>0.82655</text:p>
          </table:table-cell>
          <table:table-cell table:style-name="ce16" table:formula="of:=IF([.AU11]&gt;=0.9875;&quot;A+&quot;;  IF([.AU11]&gt;=0.94; &quot;A&quot;; IF([.AU11]&gt;=0.9; &quot;A-&quot;; IF([.AU11]&gt;=0.87; &quot;B+&quot;; IF([.AU11]&gt;=0.84;&quot;B&quot;; IF([.AU11]&gt;=0.8; &quot;B-&quot;; IF([.AU11]&gt;=0.77; &quot;C+&quot;; IF([.AU11]&gt;=0.74;&quot;C&quot;; IF([.AU11]&gt;=0.7; &quot;C-&quot;; IF([.AU11]&gt;=0.67; &quot;D+&quot;; IF([.AU11]&gt;=0.64;&quot;D&quot;; IF([.AU11]&gt;=0.6; &quot;D-&quot;; &quot;F&quot;))))))))))))" office:value-type="string" office:string-value="B-" calcext:value-type="string">
            <text:p>B-</text:p>
          </table:table-cell>
          <table:table-cell table:style-name="ce16" office:value-type="string" calcext:value-type="string">
            <text:p>B-</text:p>
          </table:table-cell>
          <table:table-cell table:style-name="ce16" table:formula="of:=VLOOKUP([.AV11]; [.$BD$2:.$BE$15]; 2; 0)" office:value-type="float" office:value="2.7" calcext:value-type="float">
            <text:p>2.7</text:p>
          </table:table-cell>
          <table:table-cell table:style-name="ce16" table:formula="of:=VLOOKUP([.AW11]; [.$BD$2:.$BE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8" table:formula="of:=(SUM(VLOOKUP([.C12];[.$BA$2:.$BB$15];2;0); VLOOKUP([.C12];[.$BA$2:.$BB$15];2;0); VLOOKUP([.D12];[.$BA$2:.$BB$15];2;0); VLOOKUP([.H12];[.$BA$2:.$BB$15];2;0); VLOOKUP([.F12];[.$BA$2:.$BB$15];2;0); VLOOKUP([.G12];[.$BA$2:.$BB$15];2;0); VLOOKUP([.J12];[.$BA$2:.$BB$15];2;0); VLOOKUP([.M12];[.$BA$2:.$BB$15];2;0); VLOOKUP([.H12];[.$BA$2:.$BB$15];2;0); VLOOKUP([.H12];[.$BA$2:.$BB$15];2;0))/1000)*0.3" office:value-type="float" office:value="0.2622" calcext:value-type="float">
            <text:p>0.2622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S12:.Z12])/8*0.1" office:value-type="float" office:value="0.1" calcext:value-type="float">
            <text:p>0.100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8" table:formula="of:=[.AC12]/100*0.05+[.AD12]/100*0.05" office:value-type="float" office:value="0.0855" calcext:value-type="float">
            <text:p>0.085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7" calcext:value-type="float">
            <text:p>77</text:p>
          </table:table-cell>
          <table:table-cell table:style-name="ce8" table:formula="of:=[.AG12]/100*0.15+[.AH12]/100*0.2" office:value-type="float" office:value="0.2815" calcext:value-type="float">
            <text:p>0.281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formula="of:=(SUM(VLOOKUP([.AK12];[.$BA$2:.$BB$15];2;0); VLOOKUP([.AL12];[.$BA$2:.$BB$15];2;0); MIN(30; [.AM12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8" table:formula="of:=(SUM(VLOOKUP([.AP12];[.$BA$2:.$BB$15];2;0); VLOOKUP([.AQ12];[.$BA$2:.$BB$15];2;0); VLOOKUP([.AR12];[.$BA$2:.$BB$15];2;0))/300)*0.1" office:value-type="float" office:value="0.095" calcext:value-type="float">
            <text:p>0.09500</text:p>
          </table:table-cell>
          <table:table-cell/>
          <table:table-cell table:style-name="ce15" table:formula="of:=[.Q12] + [.AA12] + [.AE12] + [.AN12] + [.AI12] + [.AS12]" office:value-type="float" office:value="0.869417391304348" calcext:value-type="float">
            <text:p>0.86942</text:p>
          </table:table-cell>
          <table:table-cell table:style-name="ce16" table:formula="of:=IF([.AU12]&gt;=0.9875;&quot;A+&quot;;  IF([.AU12]&gt;=0.94; &quot;A&quot;; IF([.AU12]&gt;=0.9; &quot;A-&quot;; IF([.AU12]&gt;=0.87; &quot;B+&quot;; IF([.AU12]&gt;=0.84;&quot;B&quot;; IF([.AU12]&gt;=0.8; &quot;B-&quot;; IF([.AU12]&gt;=0.77; &quot;C+&quot;; IF([.AU12]&gt;=0.74;&quot;C&quot;; IF([.AU12]&gt;=0.7; &quot;C-&quot;; IF([.AU12]&gt;=0.67; &quot;D+&quot;; IF([.AU12]&gt;=0.64;&quot;D&quot;; IF([.AU12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+</text:p>
          </table:table-cell>
          <table:table-cell table:style-name="ce16" table:formula="of:=VLOOKUP([.AV12]; [.$BD$2:.$BE$15]; 2; 0)" office:value-type="float" office:value="3" calcext:value-type="float">
            <text:p>3</text:p>
          </table:table-cell>
          <table:table-cell table:style-name="ce16" table:formula="of:=VLOOKUP([.AW12]; [.$BD$2:.$BE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F</text:p>
          </table:table-cell>
          <table:table-cell table:style-name="ce8" table:formula="of:=(SUM(VLOOKUP([.C13];[.$BA$2:.$BB$15];2;0); VLOOKUP([.C13];[.$BA$2:.$BB$15];2;0); VLOOKUP([.D13];[.$BA$2:.$BB$15];2;0); VLOOKUP([.H13];[.$BA$2:.$BB$15];2;0); VLOOKUP([.F13];[.$BA$2:.$BB$15];2;0); VLOOKUP([.G13];[.$BA$2:.$BB$15];2;0); VLOOKUP([.J13];[.$BA$2:.$BB$15];2;0); VLOOKUP([.M13];[.$BA$2:.$BB$15];2;0); VLOOKUP([.H13];[.$BA$2:.$BB$15];2;0); VLOOKUP([.H13];[.$BA$2:.$BB$15];2;0))/1000)*0.3" office:value-type="float" office:value="0.2658" calcext:value-type="float">
            <text:p>0.2658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S13:.Z13])/8*0.1" office:value-type="float" office:value="0.1" calcext:value-type="float">
            <text:p>0.10000</text:p>
          </table:table-cell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8" table:formula="of:=[.AC13]/100*0.05+[.AD13]/100*0.05" office:value-type="float" office:value="0.084" calcext:value-type="float">
            <text:p>0.08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8" table:formula="of:=[.AG13]/100*0.15+[.AH13]/100*0.2" office:value-type="float" office:value="0.3365" calcext:value-type="float">
            <text:p>0.33650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(SUM(VLOOKUP([.AK13];[.$BA$2:.$BB$15];2;0); VLOOKUP([.AL13];[.$BA$2:.$BB$15];2;0); MIN(30; [.AM13]))/230)*0.05" office:value-type="float" office:value="0.0389130434782609" calcext:value-type="float">
            <text:p>0.038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8" table:formula="of:=(SUM(VLOOKUP([.AP13];[.$BA$2:.$BB$15];2;0); VLOOKUP([.AQ13];[.$BA$2:.$BB$15];2;0); VLOOKUP([.AR13];[.$BA$2:.$BB$15];2;0))/300)*0.1" office:value-type="float" office:value="0.0873333333333333" calcext:value-type="float">
            <text:p>0.08733</text:p>
          </table:table-cell>
          <table:table-cell/>
          <table:table-cell table:style-name="ce15" table:formula="of:=[.Q13] + [.AA13] + [.AE13] + [.AN13] + [.AI13] + [.AS13]" office:value-type="float" office:value="0.912546376811594" calcext:value-type="float">
            <text:p>0.91255</text:p>
          </table:table-cell>
          <table:table-cell table:style-name="ce16" table:formula="of:=IF([.AU13]&gt;=0.9875;&quot;A+&quot;;  IF([.AU13]&gt;=0.94; &quot;A&quot;; IF([.AU13]&gt;=0.9; &quot;A-&quot;; IF([.AU13]&gt;=0.87; &quot;B+&quot;; IF([.AU13]&gt;=0.84;&quot;B&quot;; IF([.AU13]&gt;=0.8; &quot;B-&quot;; IF([.AU13]&gt;=0.77; &quot;C+&quot;; IF([.AU13]&gt;=0.74;&quot;C&quot;; IF([.AU13]&gt;=0.7; &quot;C-&quot;; IF([.AU13]&gt;=0.67; &quot;D+&quot;; IF([.AU13]&gt;=0.64;&quot;D&quot;; IF([.AU13]&gt;=0.6; &quot;D-&quot;; &quot;F&quot;))))))))))))" office:value-type="string" office:string-value="A-" calcext:value-type="string">
            <text:p>A-</text:p>
          </table:table-cell>
          <table:table-cell table:style-name="ce16" office:value-type="string" calcext:value-type="string">
            <text:p>A-</text:p>
          </table:table-cell>
          <table:table-cell table:style-name="ce16" table:formula="of:=VLOOKUP([.AV13]; [.$BD$2:.$BE$15]; 2; 0)" office:value-type="float" office:value="3.7" calcext:value-type="float">
            <text:p>3.7</text:p>
          </table:table-cell>
          <table:table-cell table:style-name="ce16" table:formula="of:=VLOOKUP([.AW13]; [.$BD$2:.$BE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8" table:formula="of:=(SUM(VLOOKUP([.C14];[.$BA$2:.$BB$15];2;0); VLOOKUP([.C14];[.$BA$2:.$BB$15];2;0); VLOOKUP([.D14];[.$BA$2:.$BB$15];2;0); VLOOKUP([.H14];[.$BA$2:.$BB$15];2;0); VLOOKUP([.F14];[.$BA$2:.$BB$15];2;0); VLOOKUP([.G14];[.$BA$2:.$BB$15];2;0); VLOOKUP([.J14];[.$BA$2:.$BB$15];2;0); VLOOKUP([.M14];[.$BA$2:.$BB$15];2;0); VLOOKUP([.H14];[.$BA$2:.$BB$15];2;0); VLOOKUP([.H14];[.$BA$2:.$BB$15];2;0))/1000)*0.3" office:value-type="float" office:value="0.2811" calcext:value-type="float">
            <text:p>0.2811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SUM([.S14:.Z14])/8*0.1" office:value-type="float" office:value="0.0875" calcext:value-type="float">
            <text:p>0.0875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8" table:formula="of:=[.AC14]/100*0.05+[.AD14]/100*0.05" office:value-type="float" office:value="0.063" calcext:value-type="float">
            <text:p>0.06300</text:p>
          </table:table-cell>
          <table:table-cell/>
          <table:table-cell table:number-columns-repeated="2" table:style-name="ce5" office:value-type="float" office:value="65" calcext:value-type="float">
            <text:p>65</text:p>
          </table:table-cell>
          <table:table-cell table:style-name="ce8" table:formula="of:=[.AG14]/100*0.15+[.AH14]/100*0.2" office:value-type="float" office:value="0.2275" calcext:value-type="float">
            <text:p>0.22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formula="of:=(SUM(VLOOKUP([.AK14];[.$BA$2:.$BB$15];2;0); VLOOKUP([.AL14];[.$BA$2:.$BB$15];2;0); MIN(30; [.AM14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8" table:formula="of:=(SUM(VLOOKUP([.AP14];[.$BA$2:.$BB$15];2;0); VLOOKUP([.AQ14];[.$BA$2:.$BB$15];2;0); VLOOKUP([.AR14];[.$BA$2:.$BB$15];2;0))/300)*0.1" office:value-type="float" office:value="0.0883333333333333" calcext:value-type="float">
            <text:p>0.08833</text:p>
          </table:table-cell>
          <table:table-cell/>
          <table:table-cell table:style-name="ce15" table:formula="of:=[.Q14] + [.AA14] + [.AE14] + [.AN14] + [.AI14] + [.AS14]" office:value-type="float" office:value="0.791998550724638" calcext:value-type="float">
            <text:p>0.79200</text:p>
          </table:table-cell>
          <table:table-cell table:style-name="ce16" table:formula="of:=IF([.AU14]&gt;=0.9875;&quot;A+&quot;;  IF([.AU14]&gt;=0.94; &quot;A&quot;; IF([.AU14]&gt;=0.9; &quot;A-&quot;; IF([.AU14]&gt;=0.87; &quot;B+&quot;; IF([.AU14]&gt;=0.84;&quot;B&quot;; IF([.AU14]&gt;=0.8; &quot;B-&quot;; IF([.AU14]&gt;=0.77; &quot;C+&quot;; IF([.AU14]&gt;=0.74;&quot;C&quot;; IF([.AU14]&gt;=0.7; &quot;C-&quot;; IF([.AU14]&gt;=0.67; &quot;D+&quot;; IF([.AU14]&gt;=0.64;&quot;D&quot;; IF([.AU14]&gt;=0.6; &quot;D-&quot;; &quot;F&quot;))))))))))))" office:value-type="string" office:string-value="C+" calcext:value-type="string">
            <text:p>C+</text:p>
          </table:table-cell>
          <table:table-cell table:style-name="ce16" office:value-type="string" calcext:value-type="string">
            <text:p>C+</text:p>
          </table:table-cell>
          <table:table-cell table:style-name="ce16" table:formula="of:=VLOOKUP([.AV14]; [.$BD$2:.$BE$15]; 2; 0)" office:value-type="float" office:value="2.3" calcext:value-type="float">
            <text:p>2.3</text:p>
          </table:table-cell>
          <table:table-cell table:style-name="ce16" table:formula="of:=VLOOKUP([.AW14]; [.$BD$2:.$BE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6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8" table:formula="of:=(SUM(VLOOKUP([.C15];[.$BA$2:.$BB$15];2;0); VLOOKUP([.C15];[.$BA$2:.$BB$15];2;0); VLOOKUP([.D15];[.$BA$2:.$BB$15];2;0); VLOOKUP([.H15];[.$BA$2:.$BB$15];2;0); VLOOKUP([.F15];[.$BA$2:.$BB$15];2;0); VLOOKUP([.G15];[.$BA$2:.$BB$15];2;0); VLOOKUP([.J15];[.$BA$2:.$BB$15];2;0); VLOOKUP([.M15];[.$BA$2:.$BB$15];2;0); VLOOKUP([.H15];[.$BA$2:.$BB$15];2;0); VLOOKUP([.H15];[.$BA$2:.$BB$15];2;0))/1000)*0.3" office:value-type="float" office:value="0.2835" calcext:value-type="float">
            <text:p>0.2835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S15:.Z15])/8*0.1" office:value-type="float" office:value="0.1" calcext:value-type="float">
            <text:p>0.10000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8" table:formula="of:=[.AC15]/100*0.05+[.AD15]/100*0.05" office:value-type="float" office:value="0.0765" calcext:value-type="float">
            <text:p>0.076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8" table:formula="of:=[.AG15]/100*0.15+[.AH15]/100*0.2" office:value-type="float" office:value="0.2675" calcext:value-type="float">
            <text:p>0.26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75" calcext:value-type="float">
            <text:p>75</text:p>
          </table:table-cell>
          <table:table-cell table:style-name="ce8" table:formula="of:=(SUM(VLOOKUP([.AK15];[.$BA$2:.$BB$15];2;0); VLOOKUP([.AL15];[.$BA$2:.$BB$15];2;0); MIN(30; [.AM15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8" table:formula="of:=(SUM(VLOOKUP([.AP15];[.$BA$2:.$BB$15];2;0); VLOOKUP([.AQ15];[.$BA$2:.$BB$15];2;0); VLOOKUP([.AR15];[.$BA$2:.$BB$15];2;0))/300)*0.1" office:value-type="float" office:value="0.0816666666666667" calcext:value-type="float">
            <text:p>0.08167</text:p>
          </table:table-cell>
          <table:table-cell/>
          <table:table-cell table:style-name="ce15" table:formula="of:=[.Q15] + [.AA15] + [.AE15] + [.AN15] + [.AI15] + [.AS15]" office:value-type="float" office:value="0.853731884057971" calcext:value-type="float">
            <text:p>0.85373</text:p>
          </table:table-cell>
          <table:table-cell table:style-name="ce16" table:formula="of:=IF([.AU15]&gt;=0.9875;&quot;A+&quot;;  IF([.AU15]&gt;=0.94; &quot;A&quot;; IF([.AU15]&gt;=0.9; &quot;A-&quot;; IF([.AU15]&gt;=0.87; &quot;B+&quot;; IF([.AU15]&gt;=0.84;&quot;B&quot;; IF([.AU15]&gt;=0.8; &quot;B-&quot;; IF([.AU15]&gt;=0.77; &quot;C+&quot;; IF([.AU15]&gt;=0.74;&quot;C&quot;; IF([.AU15]&gt;=0.7; &quot;C-&quot;; IF([.AU15]&gt;=0.67; &quot;D+&quot;; IF([.AU15]&gt;=0.64;&quot;D&quot;; IF([.AU15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-</text:p>
          </table:table-cell>
          <table:table-cell table:style-name="ce16" table:formula="of:=VLOOKUP([.AV15]; [.$BD$2:.$BE$15]; 2; 0)" office:value-type="float" office:value="3" calcext:value-type="float">
            <text:p>3</text:p>
          </table:table-cell>
          <table:table-cell table:style-name="ce16" table:formula="of:=VLOOKUP([.AW15]; [.$BD$2:.$BE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8" table:formula="of:=(SUM(VLOOKUP([.C16];[.$BA$2:.$BB$15];2;0); VLOOKUP([.C16];[.$BA$2:.$BB$15];2;0); VLOOKUP([.D16];[.$BA$2:.$BB$15];2;0); VLOOKUP([.H16];[.$BA$2:.$BB$15];2;0); VLOOKUP([.F16];[.$BA$2:.$BB$15];2;0); VLOOKUP([.G16];[.$BA$2:.$BB$15];2;0); VLOOKUP([.J16];[.$BA$2:.$BB$15];2;0); VLOOKUP([.M16];[.$BA$2:.$BB$15];2;0); VLOOKUP([.H16];[.$BA$2:.$BB$15];2;0); VLOOKUP([.H16];[.$BA$2:.$BB$15];2;0))/1000)*0.3" office:value-type="float" office:value="0.2601" calcext:value-type="float">
            <text:p>0.260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" table:formula="of:=SUM([.S16:.Z16])/8*0.1" office:value-type="float" office:value="0.075" calcext:value-type="float">
            <text:p>0.07500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8" table:formula="of:=[.AC16]/100*0.05+[.AD16]/100*0.05" office:value-type="float" office:value="0.062" calcext:value-type="float">
            <text:p>0.062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69" calcext:value-type="float">
            <text:p>69</text:p>
          </table:table-cell>
          <table:table-cell table:style-name="ce8" table:formula="of:=[.AG16]/100*0.15+[.AH16]/100*0.2" office:value-type="float" office:value="0.246" calcext:value-type="float">
            <text:p>0.246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8" table:formula="of:=(SUM(VLOOKUP([.AK16];[.$BA$2:.$BB$15];2;0); VLOOKUP([.AL16];[.$BA$2:.$BB$15];2;0); MIN(30; [.AM1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table:formula="of:=(SUM(VLOOKUP([.AP16];[.$BA$2:.$BB$15];2;0); VLOOKUP([.AQ16];[.$BA$2:.$BB$15];2;0); VLOOKUP([.AR16];[.$BA$2:.$BB$15];2;0))/300)*0.1" office:value-type="float" office:value="0.0916666666666667" calcext:value-type="float">
            <text:p>0.09167</text:p>
          </table:table-cell>
          <table:table-cell/>
          <table:table-cell table:style-name="ce15" table:formula="of:=[.Q16] + [.AA16] + [.AE16] + [.AN16] + [.AI16] + [.AS16]" office:value-type="float" office:value="0.780853623188406" calcext:value-type="float">
            <text:p>0.78085</text:p>
          </table:table-cell>
          <table:table-cell table:style-name="ce16" table:formula="of:=IF([.AU16]&gt;=0.9875;&quot;A+&quot;;  IF([.AU16]&gt;=0.94; &quot;A&quot;; IF([.AU16]&gt;=0.9; &quot;A-&quot;; IF([.AU16]&gt;=0.87; &quot;B+&quot;; IF([.AU16]&gt;=0.84;&quot;B&quot;; IF([.AU16]&gt;=0.8; &quot;B-&quot;; IF([.AU16]&gt;=0.77; &quot;C+&quot;; IF([.AU16]&gt;=0.74;&quot;C&quot;; IF([.AU16]&gt;=0.7; &quot;C-&quot;; IF([.AU16]&gt;=0.67; &quot;D+&quot;; IF([.AU16]&gt;=0.64;&quot;D&quot;; IF([.AU16]&gt;=0.6; &quot;D-&quot;; &quot;F&quot;))))))))))))" office:value-type="string" office:string-value="C+" calcext:value-type="string">
            <text:p>C+</text:p>
          </table:table-cell>
          <table:table-cell table:style-name="ce16" office:value-type="string" calcext:value-type="string">
            <text:p>B-</text:p>
          </table:table-cell>
          <table:table-cell table:style-name="ce16" table:formula="of:=VLOOKUP([.AV16]; [.$BD$2:.$BE$15]; 2; 0)" office:value-type="float" office:value="2.3" calcext:value-type="float">
            <text:p>2.3</text:p>
          </table:table-cell>
          <table:table-cell table:style-name="ce16" table:formula="of:=VLOOKUP([.AW16]; [.$BD$2:.$BE$15]; 2; 0)" office:value-type="float" office:value="2.7" calcext:value-type="float">
            <text:p>2.7</text:p>
          </table:table-cell>
          <table:table-cell/>
          <table:table-cell table:style-name="ce21"/>
          <table:table-cell table:style-name="ce11"/>
          <table:table-cell/>
          <table:table-cell table:style-name="ce21"/>
          <table:table-cell table:style-name="ce26"/>
          <table:table-cell table:number-columns-repeated="2"/>
          <table:table-cell table:style-name="Default"/>
          <table:table-cell table:number-columns-repeated="964"/>
        </table:table-row>
        <table:table-row table:style-name="ro1">
          <table:table-cell table:number-columns-repeated="16"/>
          <table:table-cell table:style-name="ce8" table:formula="of:=(SUM(VLOOKUP([.B17];[.$BA$2:.$BB$15];2;0); VLOOKUP([.C17];[.$BA$2:.$BB$15];2;0); VLOOKUP([.D17];[.$BA$2:.$BB$15];2;0); VLOOKUP([.H17];[.$BA$2:.$BB$15];2;0); VLOOKUP([.F17];[.$BA$2:.$BB$15];2;0); VLOOKUP([.G17];[.$BA$2:.$BB$15];2;0); VLOOKUP([.J17];[.$BA$2:.$BB$15];2;0); VLOOKUP([.K17];[.$BA$2:.$BB$15];2;0); VLOOKUP([.H17];[.$BA$2:.$BB$15];2;0); VLOOKUP([.H17];[.$BA$2:.$BB$15];2;0))/1000)*0.3" office:value-type="string" office:string-value="" calcext:value-type="error">
            <text:p>#N/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SUM([.S17:.Z17])/8*0.1" office:value-type="float" office:value="0.075" calcext:value-type="float">
            <text:p>0.075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8" table:formula="of:=[.AC17]/100*0.05+[.AD17]/100*0.05" office:value-type="float" office:value="0.081" calcext:value-type="float">
            <text:p>0.081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 office:value-type="float" office:value="89" calcext:value-type="float">
            <text:p>89</text:p>
          </table:table-cell>
          <table:table-cell table:style-name="ce8" table:formula="of:=[.AG17]/100*0.15+[.AH17]/100*0.2" office:value-type="float" office:value="0.319" calcext:value-type="float">
            <text:p>0.319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25" calcext:value-type="float">
            <text:p>25</text:p>
          </table:table-cell>
          <table:table-cell table:style-name="ce8" table:formula="of:=(SUM(VLOOKUP([.AK17];[.$BA$2:.$BB$15];2;0); VLOOKUP([.AL17];[.$BA$2:.$BB$15];2;0); MIN(30; [.AM17]))/230)*0.05" office:value-type="float" office:value="0.0428260869565217" calcext:value-type="float">
            <text:p>0.04283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8" table:formula="of:=(SUM(VLOOKUP([.AP17];[.$BA$2:.$BB$15];2;0); VLOOKUP([.AQ17];[.$BA$2:.$BB$15];2;0); VLOOKUP([.AR17];[.$BA$2:.$BB$15];2;0))/300)*0.1" office:value-type="float" office:value="0.0903333333333333" calcext:value-type="float">
            <text:p>0.09033</text:p>
          </table:table-cell>
          <table:table-cell/>
          <table:table-cell table:style-name="ce15" table:formula="of:=[.Q17] + [.AA17] + [.AE17] + [.AN17] + [.AI17] + [.AS17]" office:value-type="string" office:string-value="" calcext:value-type="error">
            <text:p>#N/A</text:p>
          </table:table-cell>
          <table:table-cell table:style-name="ce16" table:formula="of:=IF([.AU17]&gt;=0.9875;&quot;A+&quot;;  IF([.AU17]&gt;=0.94; &quot;A&quot;; IF([.AU17]&gt;=0.9; &quot;A-&quot;; IF([.AU17]&gt;=0.87; &quot;B+&quot;; IF([.AU17]&gt;=0.84;&quot;B&quot;; IF([.AU17]&gt;=0.8; &quot;B-&quot;; IF([.AU17]&gt;=0.77; &quot;C+&quot;; IF([.AU17]&gt;=0.74;&quot;C&quot;; IF([.AU17]&gt;=0.7; &quot;C-&quot;; IF([.AU17]&gt;=0.67; &quot;D+&quot;; IF([.AU17]&gt;=0.64;&quot;D&quot;; IF([.AU17]&gt;=0.6; &quot;D-&quot;; &quot;F&quot;))))))))))))" office:value-type="string" office:string-value="" calcext:value-type="error">
            <text:p>#N/A</text:p>
          </table:table-cell>
          <table:table-cell table:style-name="ce16" office:value-type="string" calcext:value-type="string">
            <text:p>B+</text:p>
          </table:table-cell>
          <table:table-cell table:style-name="ce16" table:formula="of:=VLOOKUP([.AV17]; [.$BD$2:.$BE$15]; 2; 0)" office:value-type="string" office:string-value="" calcext:value-type="error">
            <text:p>#N/A</text:p>
          </table:table-cell>
          <table:table-cell table:style-name="ce16" table:formula="of:=VLOOKUP([.AW17]; [.$BD$2:.$BE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67"/>
        </table:table-row>
        <table:table-row table:style-name="ro1">
          <table:table-cell table:style-name="ce2"/>
          <table:table-cell table:number-columns-repeated="15"/>
          <table:table-cell table:style-name="ce8" table:formula="of:=(SUM(VLOOKUP([.B18];[.$BA$2:.$BB$15];2;0); VLOOKUP([.C18];[.$BA$2:.$BB$15];2;0); VLOOKUP([.D18];[.$BA$2:.$BB$15];2;0); VLOOKUP([.H18];[.$BA$2:.$BB$15];2;0); VLOOKUP([.F18];[.$BA$2:.$BB$15];2;0); VLOOKUP([.G18];[.$BA$2:.$BB$15];2;0); VLOOKUP([.J18];[.$BA$2:.$BB$15];2;0); VLOOKUP([.K18];[.$BA$2:.$BB$15];2;0); VLOOKUP([.H18];[.$BA$2:.$BB$15];2;0); VLOOKUP([.H18];[.$BA$2:.$BB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S18:.Z18])/8*0.1" office:value-type="float" office:value="0.1" calcext:value-type="float">
            <text:p>0.100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8" table:formula="of:=[.AC18]/100*0.05+[.AD18]/100*0.05" office:value-type="float" office:value="0.081" calcext:value-type="float">
            <text:p>0.081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style-name="ce8" table:formula="of:=[.AG18]/100*0.15+[.AH18]/100*0.2" office:value-type="float" office:value="0.2505" calcext:value-type="float">
            <text:p>0.250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8" table:formula="of:=(SUM(VLOOKUP([.AK18];[.$BA$2:.$BB$15];2;0); VLOOKUP([.AL18];[.$BA$2:.$BB$15];2;0); MIN(30; [.AM18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8" table:formula="of:=(SUM(VLOOKUP([.AP18];[.$BA$2:.$BB$15];2;0); VLOOKUP([.AQ18];[.$BA$2:.$BB$15];2;0); VLOOKUP([.AR18];[.$BA$2:.$BB$15];2;0))/300)*0.1" office:value-type="float" office:value="0.095" calcext:value-type="float">
            <text:p>0.09500</text:p>
          </table:table-cell>
          <table:table-cell/>
          <table:table-cell table:style-name="ce15" table:formula="of:=[.Q18] + [.AA18] + [.AE18] + [.AN18] + [.AI18] + [.AS18]" office:value-type="string" office:string-value="" calcext:value-type="error">
            <text:p>#N/A</text:p>
          </table:table-cell>
          <table:table-cell table:style-name="ce16" table:formula="of:=IF([.AU18]&gt;=0.9875;&quot;A+&quot;;  IF([.AU18]&gt;=0.94; &quot;A&quot;; IF([.AU18]&gt;=0.9; &quot;A-&quot;; IF([.AU18]&gt;=0.87; &quot;B+&quot;; IF([.AU18]&gt;=0.84;&quot;B&quot;; IF([.AU18]&gt;=0.8; &quot;B-&quot;; IF([.AU18]&gt;=0.77; &quot;C+&quot;; IF([.AU18]&gt;=0.74;&quot;C&quot;; IF([.AU18]&gt;=0.7; &quot;C-&quot;; IF([.AU18]&gt;=0.67; &quot;D+&quot;; IF([.AU18]&gt;=0.64;&quot;D&quot;; IF([.AU18]&gt;=0.6; &quot;D-&quot;; &quot;F&quot;))))))))))))" office:value-type="string" office:string-value="" calcext:value-type="error">
            <text:p>#N/A</text:p>
          </table:table-cell>
          <table:table-cell table:style-name="ce16" office:value-type="string" calcext:value-type="string">
            <text:p>B</text:p>
          </table:table-cell>
          <table:table-cell table:style-name="ce16" table:formula="of:=VLOOKUP([.AV18]; [.$BD$2:.$BE$15]; 2; 0)" office:value-type="string" office:string-value="" calcext:value-type="error">
            <text:p>#N/A</text:p>
          </table:table-cell>
          <table:table-cell table:style-name="ce16" table:formula="of:=VLOOKUP([.AW18]; [.$BD$2:.$BE$15]; 2; 0)" office:value-type="float" office:value="3" calcext:value-type="float">
            <text:p>3</text:p>
          </table:table-cell>
          <table:table-cell table:number-columns-repeated="973"/>
        </table:table-row>
        <table:table-row table:style-name="ro1">
          <table:table-cell table:number-columns-repeated="16"/>
          <table:table-cell table:style-name="ce8" table:formula="of:=(SUM(VLOOKUP([.B19];[.$BA$2:.$BB$15];2;0); VLOOKUP([.C19];[.$BA$2:.$BB$15];2;0); VLOOKUP([.D19];[.$BA$2:.$BB$15];2;0); VLOOKUP([.H19];[.$BA$2:.$BB$15];2;0); VLOOKUP([.F19];[.$BA$2:.$BB$15];2;0); VLOOKUP([.G19];[.$BA$2:.$BB$15];2;0); VLOOKUP([.J19];[.$BA$2:.$BB$15];2;0); VLOOKUP([.K19];[.$BA$2:.$BB$15];2;0); VLOOKUP([.H19];[.$BA$2:.$BB$15];2;0); VLOOKUP([.H19];[.$BA$2:.$BB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S19:.Z19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8" table:formula="of:=[.AC19]/100*0.05+[.AD19]/100*0.05" office:value-type="float" office:value="0.083" calcext:value-type="float">
            <text:p>0.083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71" calcext:value-type="float">
            <text:p>71</text:p>
          </table:table-cell>
          <table:table-cell table:style-name="ce8" table:formula="of:=[.AG19]/100*0.15+[.AH19]/100*0.2" office:value-type="float" office:value="0.277" calcext:value-type="float">
            <text:p>0.277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8" table:formula="of:=(SUM(VLOOKUP([.AK19];[.$BA$2:.$BB$15];2;0); VLOOKUP([.AL19];[.$BA$2:.$BB$15];2;0); MIN(30; [.AM19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8" table:formula="of:=(SUM(VLOOKUP([.AP19];[.$BA$2:.$BB$15];2;0); VLOOKUP([.AQ19];[.$BA$2:.$BB$15];2;0); VLOOKUP([.AR19];[.$BA$2:.$BB$15];2;0))/300)*0.1" office:value-type="float" office:value="0.0936666666666667" calcext:value-type="float">
            <text:p>0.09367</text:p>
          </table:table-cell>
          <table:table-cell/>
          <table:table-cell table:style-name="ce15" table:formula="of:=[.Q19] + [.AA19] + [.AE19] + [.AN19] + [.AI19] + [.AS19]" office:value-type="string" office:string-value="" calcext:value-type="error">
            <text:p>#N/A</text:p>
          </table:table-cell>
          <table:table-cell table:style-name="ce16" table:formula="of:=IF([.AU19]&gt;=0.9875;&quot;A+&quot;;  IF([.AU19]&gt;=0.94; &quot;A&quot;; IF([.AU19]&gt;=0.9; &quot;A-&quot;; IF([.AU19]&gt;=0.87; &quot;B+&quot;; IF([.AU19]&gt;=0.84;&quot;B&quot;; IF([.AU19]&gt;=0.8; &quot;B-&quot;; IF([.AU19]&gt;=0.77; &quot;C+&quot;; IF([.AU19]&gt;=0.74;&quot;C&quot;; IF([.AU19]&gt;=0.7; &quot;C-&quot;; IF([.AU19]&gt;=0.67; &quot;D+&quot;; IF([.AU19]&gt;=0.64;&quot;D&quot;; IF([.AU19]&gt;=0.6; &quot;D-&quot;; &quot;F&quot;))))))))))))" office:value-type="string" office:string-value="" calcext:value-type="error">
            <text:p>#N/A</text:p>
          </table:table-cell>
          <table:table-cell table:style-name="ce16" office:value-type="string" calcext:value-type="string">
            <text:p>B+</text:p>
          </table:table-cell>
          <table:table-cell table:style-name="ce16" table:formula="of:=VLOOKUP([.AV19]; [.$BD$2:.$BE$15]; 2; 0)" office:value-type="string" office:string-value="" calcext:value-type="error">
            <text:p>#N/A</text:p>
          </table:table-cell>
          <table:table-cell table:style-name="ce16" table:formula="of:=VLOOKUP([.AW19]; [.$BD$2:.$BE$15]; 2; 0)" office:value-type="float" office:value="3.3" calcext:value-type="float">
            <text:p>3.3</text:p>
          </table:table-cell>
          <table:table-cell table:number-columns-repeated="973"/>
        </table:table-row>
        <table:table-row table:style-name="ro1">
          <table:table-cell table:number-columns-repeated="16"/>
          <table:table-cell table:style-name="ce8"/>
          <table:table-cell table:number-columns-repeated="9"/>
          <table:table-cell table:style-name="ce8"/>
          <table:table-cell/>
          <table:table-cell table:style-name="ce5" table:number-columns-repeated="2"/>
          <table:table-cell table:style-name="ce8"/>
          <table:table-cell/>
          <table:table-cell table:style-name="ce5" table:number-columns-repeated="2"/>
          <table:table-cell table:style-name="ce8"/>
          <table:table-cell/>
          <table:table-cell table:style-name="ce5" table:number-columns-repeated="3"/>
          <table:table-cell table:style-name="ce8"/>
          <table:table-cell/>
          <table:table-cell table:style-name="ce5" table:number-columns-repeated="2"/>
          <table:table-cell/>
          <table:table-cell table:style-name="ce8"/>
          <table:table-cell/>
          <table:table-cell table:style-name="ce15"/>
          <table:table-cell table:style-name="ce16" table:number-columns-repeated="4"/>
          <table:table-cell table:number-columns-repeated="973"/>
        </table:table-row>
        <table:table-row table:style-name="ro1">
          <table:table-cell table:number-columns-repeated="16"/>
          <table:table-cell table:style-name="ce8"/>
          <table:table-cell table:number-columns-repeated="9"/>
          <table:table-cell table:style-name="ce8" table:formula="of:=AVERAGE([.AA2:.AA19])" office:value-type="float" office:value="0.0868055555555556" calcext:value-type="float">
            <text:p>0.08681</text:p>
          </table:table-cell>
          <table:table-cell/>
          <table:table-cell table:style-name="ce5" table:formula="of:=AVERAGE([.AC2:.AC19])" office:value-type="float" office:value="70.1111111111111" calcext:value-type="float">
            <text:p>70.1111111111</text:p>
          </table:table-cell>
          <table:table-cell table:style-name="ce5" table:formula="of:=AVERAGE([.AD2:.AD19])" office:value-type="float" office:value="78.7777777777778" calcext:value-type="float">
            <text:p>78.7777777778</text:p>
          </table:table-cell>
          <table:table-cell table:style-name="ce8" table:formula="of:=AVERAGE([.AE2:.AE18])" office:value-type="float" office:value="0.0739411764705882" calcext:value-type="float">
            <text:p>0.07394</text:p>
          </table:table-cell>
          <table:table-cell/>
          <table:table-cell table:style-name="ce5" table:formula="of:=AVERAGE([.AG2:.AG19])" office:value-type="float" office:value="79.1666666666667" calcext:value-type="float">
            <text:p>79.1666666667</text:p>
          </table:table-cell>
          <table:table-cell table:style-name="ce5" table:formula="of:=AVERAGE([.AH2:.AH19])" office:value-type="float" office:value="72.4444444444444" calcext:value-type="float">
            <text:p>72.4444444444</text:p>
          </table:table-cell>
          <table:table-cell table:style-name="ce8" table:formula="of:=AVERAGE([.AI2:.AI19])" office:value-type="float" office:value="0.263638888888889" calcext:value-type="float">
            <text:p>0.26364</text:p>
          </table:table-cell>
          <table:table-cell/>
          <table:table-cell table:style-name="ce5" table:number-columns-repeated="3"/>
          <table:table-cell table:style-name="ce8"/>
          <table:table-cell/>
          <table:table-cell table:style-name="ce5" table:number-columns-repeated="2"/>
          <table:table-cell/>
          <table:table-cell table:style-name="ce8"/>
          <table:table-cell/>
          <table:table-cell table:style-name="ce15"/>
          <table:table-cell table:style-name="ce16" table:number-columns-repeated="4"/>
          <table:table-cell table:number-columns-repeated="973"/>
        </table:table-row>
        <table:table-row table:style-name="ro1">
          <table:table-cell table:number-columns-repeated="16"/>
          <table:table-cell table:style-name="ce8"/>
          <table:table-cell table:number-columns-repeated="9"/>
          <table:table-cell table:style-name="ce12" table:formula="of:=(SUM(VLOOKUP([.C2]; [.$AL$2:.$AM$14]; 2; 0)))" office:value-type="float" office:value="60" calcext:value-type="float">
            <text:p>60.00000</text:p>
          </table:table-cell>
          <table:table-cell/>
          <table:table-cell table:style-name="ce5" table:number-columns-repeated="2"/>
          <table:table-cell table:style-name="ce8"/>
          <table:table-cell/>
          <table:table-cell table:style-name="ce5" table:number-columns-repeated="2"/>
          <table:table-cell table:style-name="ce8"/>
          <table:table-cell/>
          <table:table-cell table:style-name="ce5" table:number-columns-repeated="3"/>
          <table:table-cell table:style-name="ce8"/>
          <table:table-cell/>
          <table:table-cell table:style-name="ce5" table:number-columns-repeated="2"/>
          <table:table-cell/>
          <table:table-cell table:style-name="ce8"/>
          <table:table-cell/>
          <table:table-cell table:style-name="ce15"/>
          <table:table-cell table:style-name="ce16" table:number-columns-repeated="4"/>
          <table:table-cell table:number-columns-repeated="973"/>
        </table:table-row>
        <table:table-row table:style-name="ro1">
          <table:table-cell table:number-columns-repeated="16"/>
          <table:table-cell table:style-name="ce9"/>
          <table:table-cell table:number-columns-repeated="9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11"/>
          <table:table-cell table:style-name="ce16" table:formula="of:=AVERAGE([.AU2:.AU19])" office:value-type="string" office:string-value="" calcext:value-type="error">
            <text:p>#N/A</text:p>
          </table:table-cell>
          <table:table-cell table:style-name="ce14" table:number-columns-repeated="2"/>
          <table:table-cell table:style-name="ce16" table:formula="of:=AVERAGE([.AX2:.AX22])" office:value-type="string" office:string-value="" calcext:value-type="error">
            <text:p>#N/A</text:p>
          </table:table-cell>
          <table:table-cell table:style-name="ce16" table:formula="of:=AVERAGE([.AY2:.AY22])" office:value-type="float" office:value="2.79444444444444" calcext:value-type="float">
            <text:p>2.7944444444</text:p>
          </table:table-cell>
          <table:table-cell table:number-columns-repeated="973"/>
        </table:table-row>
        <table:table-row table:style-name="ro1" table:number-rows-repeated="5">
          <table:table-cell table:number-columns-repeated="16"/>
          <table:table-cell table:style-name="ce9"/>
          <table:table-cell table:number-columns-repeated="9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89"/>
        </table:table-row>
        <table:table-row table:style-name="ro1">
          <table:table-cell table:number-columns-repeated="16"/>
          <table:table-cell table:style-name="ce9"/>
          <table:table-cell table:number-columns-repeated="9"/>
          <table:table-cell table:style-name="ce9"/>
          <table:table-cell table:number-columns-repeated="99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09:54:54.410202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2-19T09:59:01.159726575</dc:date>
    <dc:creator>Gregory Kapfhammer</dc:creator>
    <meta:editing-duration>P9DT16H56M19S</meta:editing-duration>
    <meta:editing-cycles>299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851" meta:object-count="0"/>
  </office:meta>
</office:document-meta>
</file>